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4492" officeooo:paragraph-rsid="00104492"/>
    </style:style>
    <style:style style:name="P2" style:family="paragraph" style:parent-style-name="Standard" style:list-style-name="L1">
      <style:text-properties officeooo:rsid="00104492" officeooo:paragraph-rsid="00104492"/>
    </style:style>
    <style:style style:name="P3" style:family="paragraph" style:parent-style-name="Standard" style:list-style-name="L2">
      <style:text-properties officeooo:rsid="00104492" officeooo:paragraph-rsid="00104492"/>
    </style:style>
    <style:style style:name="P4" style:family="paragraph" style:parent-style-name="Standard" style:list-style-name="L2">
      <style:text-properties officeooo:rsid="0010e457" officeooo:paragraph-rsid="0010e457"/>
    </style:style>
    <style:style style:name="P5" style:family="paragraph" style:parent-style-name="Standard" style:list-style-name="L2">
      <style:text-properties officeooo:rsid="0012c01d" officeooo:paragraph-rsid="0012c01d"/>
    </style:style>
    <style:style style:name="T1" style:family="text">
      <style:text-properties officeooo:rsid="0012c0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1-</text:p>
      <text:p text:style-name="P1"/>
      <text:p text:style-name="P1">Steps for creating html page</text:p>
      <text:p text:style-name="P1"/>
      <text:list xml:id="list364571620" text:style-name="L1">
        <text:list-item>
          <text:p text:style-name="P2">create an instance in any region usung Ubuntu AMI and default settings(having ebs attatched to it).</text:p>
        </text:list-item>
        <text:list-item>
          <text:p text:style-name="P2">Once the instance is in running state, connect to it using ssh from your system.</text:p>
        </text:list-item>
        <text:list-item>
          <text:p text:style-name="P2">When you are connected to the running instance, type the command "sudo apt update" to update the packages.</text:p>
        </text:list-item>
        <text:list-item>
          <text:p text:style-name="P2">install apache by typing the command "sudo apt install apache2".</text:p>
        </text:list-item>
        <text:list-item>
          <text:p text:style-name="P2">now go to the path /var/wwww/</text:p>
        </text:list-item>
        <text:list-item>
          <text:p text:style-name="P2">Now write a html file in the given path and name it as index.html and save it</text:p>
        </text:list-item>
        <text:list-item>
          <text:p text:style-name="P2">Now in aws console go to the instance which you created and copy the public ip address or the dns name for that instance.</text:p>
        </text:list-item>
        <text:list-item>
          <text:p text:style-name="P2">Now in new tab of web browser paste the link or the ip address, you will see the html page which you created</text:p>
        </text:list-item>
      </text:list>
      <text:p text:style-name="P1"/>
      <text:p text:style-name="P1">Steps for snapshot and creating instance in new region using the snapshot</text:p>
      <text:p text:style-name="P1"/>
      <text:list xml:id="list1465057509" text:style-name="L2">
        <text:list-item>
          <text:p text:style-name="P3">Go to the volume menu for in the ec2 dashboard, there select the volume of instance which you created.</text:p>
        </text:list-item>
        <text:list-item>
          <text:p text:style-name="P4">Now click the action button, in that dropdown select create snapshot.</text:p>
        </text:list-item>
        <text:list-item>
          <text:p text:style-name="P4">Write the description and tag for the snapshot and the click on create snapshot</text:p>
        </text:list-item>
        <text:list-item>
          <text:p text:style-name="P4">Now go to the snapshot menu in ec2 dashboard and select the snapshot which you created</text:p>
        </text:list-item>
        <text:list-item>
          <text:p text:style-name="P4">Now click on action button and in that select copy. Write the destination region where you want to copy it to and write the description for that and then click on copy</text:p>
        </text:list-item>
        <text:list-item>
          <text:p text:style-name="P4">Now go to the region where you created the copy and select the snapshot menu in ec2 dashboard</text:p>
        </text:list-item>
        <text:list-item>
          <text:p text:style-name="P4">Now click on action button and click create volume. Now you have to volume type,size,AZ and tags and then click create volume</text:p>
        </text:list-item>
        <text:list-item>
          <text:p text:style-name="P4">Now the new volume has been created. <text:span text:style-name="T1">Now repeat the steps 1 to 2 in above steps</text:span></text:p>
        </text:list-item>
        <text:list-item>
          <text:p text:style-name="P5">Copy the ip address or dns link and paste it to new browser tab,you will the same html page which was created in previous inst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3T11:28:09.836843953</meta:creation-date>
    <dc:date>2019-07-13T11:51:54.796946863</dc:date>
    <meta:editing-duration>PT3M14S</meta:editing-duration>
    <meta:editing-cycles>1</meta:editing-cycles>
    <meta:document-statistic meta:table-count="0" meta:image-count="0" meta:object-count="0" meta:page-count="1" meta:paragraph-count="20" meta:word-count="339" meta:character-count="1759" meta:non-whitespace-character-count="1457"/>
    <meta:generator>LibreOffice/6.0.3.2$Linux_X86_64 LibreOffice_project/00m0$Build-2</meta:generator>
  </office:meta>
</office:document-meta>
</file>